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P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9" style:parent-style-name="Normal" style:family="paragraph"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10" style:parent-style-name="Normal" style:family="paragraph"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11" style:parent-style-name="Normal" style:family="paragraph">
      <style:text-properties style:font-name="Courier New" style:font-name-asian="Times New Roman" style:font-name-complex="Courier New" fo:color="#2E8B57" fo:font-size="9pt" style:font-size-asian="9pt" style:font-size-complex="9pt" style:language-asian="en" style:country-asian="IE"/>
    </style:style>
    <style:style style:name="P1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1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1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18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1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29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3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3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3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3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3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4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4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4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4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4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5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57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6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6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6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6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6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6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6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6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6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6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7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7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7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7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7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7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77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7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79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80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8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8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83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8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8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8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87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8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9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9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9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9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P9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9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98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9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01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0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0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0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0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0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0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0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1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1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1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1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15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11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117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1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2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21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12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2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24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2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2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2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2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3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13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32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3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3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13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3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3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3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4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4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4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4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45" style:parent-style-name="DefaultParagraphFont" style:family="text">
      <style:text-properties style:font-name="Consolas" style:font-name-asian="Times New Roman" style:font-name-complex="Courier New" fo:color="#0077AA" fo:font-size="11.5pt" style:font-size-asian="11.5pt" style:font-size-complex="11.5pt" style:language-asian="en" style:country-asian="IE"/>
    </style:style>
    <style:style style:name="T14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4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48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4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5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51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15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5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55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15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58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15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6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6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6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64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6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6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6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6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7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7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7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7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75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17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7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7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7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80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8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8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8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8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8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8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88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8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9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9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9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19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95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19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197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19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19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01" style:parent-style-name="DefaultParagraphFont" style:family="text">
      <style:text-properties style:font-name="Consolas" style:font-name-asian="Times New Roman" style:font-name-complex="Courier New" fo:color="#0077AA" fo:font-size="11.5pt" style:font-size-asian="11.5pt" style:font-size-complex="11.5pt" style:language-asian="en" style:country-asian="IE"/>
    </style:style>
    <style:style style:name="T20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0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0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0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0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0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0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0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1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21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13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1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1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1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1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1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1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21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2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2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2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2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27" style:parent-style-name="DefaultParagraphFont" style:family="text">
      <style:text-properties style:font-name="Consolas" style:font-name-asian="Times New Roman" style:font-name-complex="Courier New" fo:color="#0077AA" fo:font-size="11.5pt" style:font-size-asian="11.5pt" style:font-size-complex="11.5pt" style:language-asian="en" style:country-asian="IE"/>
    </style:style>
    <style:style style:name="T22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2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3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31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23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33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3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3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3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38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3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40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24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4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4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45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4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47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4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4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50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5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5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5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55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5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57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5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6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61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26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63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6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6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67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26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6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70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7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72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7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7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7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7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7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79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28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8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8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84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8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86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8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8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89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90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9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29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29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95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29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97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29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29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00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0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0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0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0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0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0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0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0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1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1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1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14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1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1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1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18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2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2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22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32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24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2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2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2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29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3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31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33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3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3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3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3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38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3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4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41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34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4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4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4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4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48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4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5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51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5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5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5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5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5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58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5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6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61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6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6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6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6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6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68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6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7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71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37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7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7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7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7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78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8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8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83" style:parent-style-name="DefaultParagraphFont" style:family="text">
      <style:text-properties style:font-name="Consolas" style:font-name-asian="Times New Roman" style:font-name-complex="Courier New" fo:color="#0077AA" fo:font-size="11.5pt" style:font-size-asian="11.5pt" style:font-size-complex="11.5pt" style:language-asian="en" style:country-asian="IE"/>
    </style:style>
    <style:style style:name="T38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8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8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8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8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9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9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9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9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39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39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39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398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00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40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0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0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40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0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0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0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09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1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1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12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1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1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1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1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1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19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2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2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22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2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2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2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2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2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29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3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3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32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3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3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3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3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3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39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4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4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4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4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4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4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4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4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4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5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5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5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5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55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5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5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58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59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6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6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6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6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6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6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6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6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71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47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7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7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7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7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7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79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8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8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8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83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85" style:parent-style-name="DefaultParagraphFont" style:family="text">
      <style:text-properties style:font-name="Consolas" style:font-name-asian="Times New Roman" style:font-name-complex="Courier New" fo:color="#0077AA" fo:font-size="11.5pt" style:font-size-asian="11.5pt" style:font-size-complex="11.5pt" style:language-asian="en" style:country-asian="IE"/>
    </style:style>
    <style:style style:name="T48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87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8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90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9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92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49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94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49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497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49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49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50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02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0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0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0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0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0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0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0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1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1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1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1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1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51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1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1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52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P521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2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24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2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2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27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28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52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3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31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32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533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3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35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36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3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38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3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40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4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4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44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545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47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P548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50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51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5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5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5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5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56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57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55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59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6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6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6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6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6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67" style:parent-style-name="DefaultParagraphFont" style:family="text">
      <style:text-properties style:font-name="Consolas" style:font-name-asian="Times New Roman" style:font-name-complex="Courier New" fo:color="#669900" fo:font-size="11.5pt" style:font-size-asian="11.5pt" style:font-size-complex="11.5pt" style:language-asian="en" style:country-asian="IE"/>
    </style:style>
    <style:style style:name="T568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6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70" style:parent-style-name="DefaultParagraphFont" style:family="text">
      <style:text-properties style:font-name="Consolas" style:font-name-asian="Times New Roman" style:font-name-complex="Courier New" fo:color="#990055" fo:font-size="11.5pt" style:font-size-asian="11.5pt" style:font-size-complex="11.5pt" style:language-asian="en" style:country-asian="IE"/>
    </style:style>
    <style:style style:name="T57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7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74" style:parent-style-name="DefaultParagraphFont" style:family="text">
      <style:text-properties style:font-name="Consolas" style:font-name-asian="Times New Roman" style:font-name-complex="Courier New" fo:color="#9A6E3A" fo:font-size="11.5pt" style:font-size-asian="11.5pt" style:font-size-complex="11.5pt" style:language-asian="en" style:country-asian="IE"/>
    </style:style>
    <style:style style:name="T57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76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77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7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7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8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81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82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8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85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86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87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89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90" style:parent-style-name="Normal" style:family="paragraph">
      <style:paragraph-properties fo:margin-bottom="0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IE"/>
    </style:style>
    <style:style style:name="T592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T593" style:parent-style-name="DefaultParagraphFont" style:family="text">
      <style:text-properties style:font-name="Consolas" style:font-name-asian="Times New Roman" style:font-name-complex="Courier New" fo:color="#DD4A68" fo:font-size="11.5pt" style:font-size-asian="11.5pt" style:font-size-complex="11.5pt" style:language-asian="en" style:country-asian="IE"/>
    </style:style>
    <style:style style:name="T594" style:parent-style-name="DefaultParagraphFont" style:family="text">
      <style:text-properties style:font-name="Consolas" style:font-name-asian="Times New Roman" style:font-name-complex="Courier New" fo:color="#999999" fo:font-size="11.5pt" style:font-size-asian="11.5pt" style:font-size-complex="11.5pt" style:language-asian="en" style:country-asian="IE"/>
    </style:style>
    <style:style style:name="P595" style:parent-style-name="Normal" style:family="paragraph">
      <style:paragraph-properties style:vertical-align="auto" fo:margin-bottom="0in" fo:line-height="100%" fo:background-color="#FFFFFF"/>
      <style:text-properties fo:hyphenate="true"/>
    </style:style>
    <style:style style:name="T59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333333" fo:letter-spacing="-0.0006in" fo:font-size="10pt" style:font-size-asian="10pt" style:font-size-complex="10pt" style:language-asian="en" style:country-asian="IE"/>
    </style:style>
    <style:style style:name="T59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D7E9A" fo:letter-spacing="-0.0006in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598" style:parent-style-name="Normal" style:family="paragraph">
      <style:paragraph-properties style:vertical-align="auto" fo:margin-bottom="0in" fo:line-height="100%" fo:margin-left="0.5in" fo:background-color="#FFFFFF">
        <style:tab-stops/>
      </style:paragraph-properties>
      <style:text-properties fo:hyphenate="true"/>
    </style:style>
    <style:style style:name="T599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00" style:parent-style-name="DefaultParagraphFont" style:family="text">
      <style:text-properties style:font-name="Consolas" style:font-name-asian="Times New Roman" style:font-name-complex="Courier New" fo:color="#333333" fo:letter-spacing="-0.0006in" fo:font-size="10pt" style:font-size-asian="10pt" style:font-size-complex="10pt" style:language-asian="en" style:country-asian="IE"/>
    </style:style>
    <style:style style:name="T601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02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03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604" style:parent-style-name="Normal" style:family="paragraph">
      <style:paragraph-properties style:vertical-align="auto" fo:margin-bottom="0in" fo:line-height="100%" fo:background-color="#FFFFFF"/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333333" fo:letter-spacing="-0.0006in" fo:font-size="10pt" style:font-size-asian="10pt" style:font-size-complex="10pt" style:language-asian="en" style:country-asian="IE"/>
    </style:style>
    <style:style style:name="T6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D7E9A" fo:letter-spacing="-0.0006in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607" style:parent-style-name="Normal" style:family="paragraph">
      <style:paragraph-properties style:vertical-align="auto" fo:margin-bottom="0in" fo:line-height="100%" fo:margin-left="0.5in" fo:background-color="#FFFFFF">
        <style:tab-stops/>
      </style:paragraph-properties>
      <style:text-properties fo:hyphenate="true"/>
    </style:style>
    <style:style style:name="T608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09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10" style:parent-style-name="DefaultParagraphFont" style:family="text">
      <style:text-properties style:font-name="Arial" style:font-name-asian="Times New Roman" style:font-name-complex="Arial" fo:color="#0000FF" fo:letter-spacing="-0.0006in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T611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12" style:parent-style-name="DefaultParagraphFont" style:family="text">
      <style:text-properties style:font-name="Consolas" style:font-name-asian="Times New Roman" style:font-name-complex="Courier New" fo:color="#333333" fo:letter-spacing="-0.0006in" fo:font-size="10pt" style:font-size-asian="10pt" style:font-size-complex="10pt" style:language-asian="en" style:country-asian="IE"/>
    </style:style>
    <style:style style:name="T613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14" style:parent-style-name="DefaultParagraphFont" style:family="text">
      <style:text-properties style:font-name="Consolas" style:font-name-asian="Times New Roman" style:font-name-complex="Courier New" fo:color="#333333" fo:letter-spacing="-0.0006in" fo:font-size="10pt" style:font-size-asian="10pt" style:font-size-complex="10pt" style:language-asian="en" style:country-asian="IE"/>
    </style:style>
    <style:style style:name="T615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16" style:parent-style-name="DefaultParagraphFont" style:family="text">
      <style:text-properties style:font-name="Consolas" style:font-name-asian="Times New Roman" style:font-name-complex="Courier New" fo:color="#333333" fo:letter-spacing="-0.0006in" fo:font-size="10pt" style:font-size-asian="10pt" style:font-size-complex="10pt" style:language-asian="en" style:country-asian="IE"/>
    </style:style>
    <style:style style:name="T617" style:parent-style-name="DefaultParagraphFont" style:family="text">
      <style:text-properties style:font-name="Arial" style:font-name-asian="Times New Roman" style:font-name-complex="Arial" fo:color="#333333" fo:letter-spacing="-0.0006in" fo:font-size="12pt" style:font-size-asian="12pt" style:font-size-complex="12pt" style:language-asian="en" style:country-asian="IE"/>
    </style:style>
    <style:style style:name="T618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19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20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21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22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23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24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625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a xlink:href="https://www.raspberrypi.org/forums/viewtopic.php?t=193846" office:target-frame-name="_top" xlink:show="replace"><text:span text:style-name="Hyperlink">https://www.raspberrypi.org/forums/viewtopic.php?t=193846</text:span></text:a></text:p>
      <text:p text:style-name="P2"/>
      <text:p text:style-name="P3">&lt;html&gt;</text:p>
      <text:p text:style-name="P4"><text:tab/>&lt;body&gt;</text:p>
      <text:p text:style-name="P5"><text:s text:c="9"/><text:tab/>&lt;iframe width="640" height="480"</text:p>
      <text:p text:style-name="P6"><text:s text:c="15"/><text:tab/><text:tab/><text:s text:c="2"/>src="http://192.168.1.244:8888/"&gt; <text:s text:c="6"/>""your IP will be different""<text:s/></text:p>
      <text:p text:style-name="P7"><text:s text:c="11"/><text:tab/>&lt;/iframe&gt;</text:p>
      <text:p text:style-name="P8"><text:tab/>&lt;/body&gt;</text:p>
      <text:p text:style-name="P9">&lt;/html&gt;</text:p>
      <text:p text:style-name="P10"/>
      <text:p text:style-name="P11"/>
      <text:p text:style-name="Normal"><text:a xlink:href="https://randomnerdtutorials.com/video-streaming-with-raspberry-pi-camera/" office:target-frame-name="_top" xlink:show="replace"><text:span text:style-name="Hyperlink">https://randomnerdtutorials.com/video-streaming-with-</text:span><text:span text:style-name="Hyperlink">raspberry-pi-camera/</text:span></text:a></text:p>
      <text:p text:style-name="Normal"/>
      <text:p text:style-name="P12"><text:span text:style-name="T13"># Web streaming example</text:span></text:p>
      <text:p text:style-name="P14"><text:span text:style-name="T15"># Source code from the official PiCamera package</text:span></text:p>
      <text:p text:style-name="P16"><text:span text:style-name="T17"># http://picamera.readthedocs.io/en/latest/recipes2.html#web-streaming</text:span></text:p>
      <text:p text:style-name="P18"/>
      <text:p text:style-name="P19">import io</text:p>
      <text:p text:style-name="P20">import picamera</text:p>
      <text:p text:style-name="P21">import logging</text:p>
      <text:p text:style-name="P22">import socketserver</text:p>
      <text:p text:style-name="P23">from threading import<text:s/>Condition</text:p>
      <text:p text:style-name="P24">from http import server</text:p>
      <text:p text:style-name="P25"/>
      <text:p text:style-name="P26"><text:span text:style-name="T27">PAGE</text:span><text:span text:style-name="T28">=</text:span><text:span text:style-name="T29">""</text:span><text:span text:style-name="T30">"\</text:span></text:p>
      <text:p text:style-name="P31"><text:span text:style-name="T32">&lt;</text:span><text:span text:style-name="T33">html</text:span><text:span text:style-name="T34">&gt;</text:span></text:p>
      <text:p text:style-name="P35"><text:span text:style-name="T36">&lt;</text:span><text:span text:style-name="T37">head</text:span><text:span text:style-name="T38">&gt;</text:span></text:p>
      <text:p text:style-name="P39"><text:span text:style-name="T40">&lt;</text:span><text:span text:style-name="T41">title</text:span><text:span text:style-name="T42">&gt;</text:span><text:span text:style-name="T43">Raspberry Pi<text:s/></text:span><text:span text:style-name="T44">-</text:span><text:span text:style-name="T45"><text:s/>Surveillance Camera</text:span><text:span text:style-name="T46">&lt;/</text:span><text:span text:style-name="T47">title</text:span><text:span text:style-name="T48">&gt;</text:span></text:p>
      <text:p text:style-name="P49"><text:span text:style-name="T50">&lt;/</text:span><text:span text:style-name="T51">head</text:span><text:span text:style-name="T52">&gt;</text:span></text:p>
      <text:p text:style-name="P53"><text:span text:style-name="T54">&lt;</text:span><text:span text:style-name="T55">body</text:span><text:span text:style-name="T56">&gt;</text:span></text:p>
      <text:p text:style-name="P57"><text:span text:style-name="T58">&lt;</text:span><text:span text:style-name="T59">center</text:span><text:span text:style-name="T60">&gt;&lt;</text:span><text:span text:style-name="T61">h1</text:span><text:span text:style-name="T62">&gt;</text:span><text:span text:style-name="T63">Raspberry Pi<text:s/></text:span><text:span text:style-name="T64">-</text:span><text:span text:style-name="T65"><text:s/>Surveillance Camera</text:span><text:span text:style-name="T66">&lt;/</text:span><text:span text:style-name="T67">h1</text:span><text:span text:style-name="T68">&gt;&lt;/</text:span><text:span text:style-name="T69">center</text:span><text:span text:style-name="T70">&gt;</text:span></text:p>
      <text:p text:style-name="P71"><text:span text:style-name="T72">&lt;</text:span><text:span text:style-name="T73">center</text:span><text:span text:style-name="T74">&gt;&lt;</text:span><text:span text:style-name="T75">img src</text:span><text:span text:style-name="T76">=</text:span><text:span text:style-name="T77">"stream.mjpg"</text:span><text:span text:style-name="T78"><text:s/>width</text:span><text:span text:style-name="T79">=</text:span><text:span text:style-name="T80">"640"</text:span><text:span text:style-name="T81"><text:s/>height</text:span><text:span text:style-name="T82">=</text:span><text:span text:style-name="T83">"480"</text:span><text:span text:style-name="T84">&gt;&lt;/</text:span><text:span text:style-name="T85">center</text:span><text:span text:style-name="T86">&gt;</text:span></text:p>
      <text:p text:style-name="P87"><text:span text:style-name="T88">&lt;/</text:span><text:span text:style-name="T89">body</text:span><text:span text:style-name="T90">&gt;</text:span></text:p>
      <text:p text:style-name="P91"><text:span text:style-name="T92">&lt;/</text:span><text:span text:style-name="T93">html</text:span><text:span text:style-name="T94">&gt;</text:span></text:p>
      <text:p text:style-name="P95"><text:span text:style-name="T96">""</text:span><text:span text:style-name="T97">"</text:span></text:p>
      <text:p text:style-name="P98"/>
      <text:p text:style-name="P99"><text:span text:style-name="T100">class<text:s/></text:span><text:span text:style-name="T101">StreamingOutput</text:span><text:span text:style-name="T102">(</text:span><text:span text:style-name="T103">object</text:span><text:span text:style-name="T104">):</text:span></text:p>
      <text:p text:style-name="P105"><text:span text:style-name="T106"><text:s text:c="4"/>def<text:s/></text:span><text:span text:style-name="T107">__init__</text:span><text:span text:style-name="T108">(</text:span><text:span text:style-name="T109">self</text:span><text:span text:style-name="T110">):</text:span></text:p>
      <text:p text:style-name="P111"><text:span text:style-name="T112"><text:s text:c="8"/>self</text:span><text:span text:style-name="T113">.</text:span><text:span text:style-name="T114">frame<text:s/></text:span><text:span text:style-name="T115">=</text:span><text:span text:style-name="T116"><text:s/>None</text:span></text:p>
      <text:p text:style-name="P117"><text:span text:style-name="T118"><text:s text:c="8"/>self</text:span><text:span text:style-name="T119">.</text:span><text:span text:style-name="T120">buffer<text:s/></text:span><text:span text:style-name="T121">=</text:span><text:span text:style-name="T122"><text:s/>io</text:span><text:span text:style-name="T123">.</text:span><text:span text:style-name="T124">BytesIO</text:span><text:span text:style-name="T125">()</text:span></text:p>
      <text:p text:style-name="P126"><text:span text:style-name="T127"><text:s text:c="8"/>self</text:span><text:span text:style-name="T128">.</text:span><text:span text:style-name="T129">condition<text:s/></text:span><text:span text:style-name="T130">=</text:span><text:span text:style-name="T131"><text:s/></text:span><text:span text:style-name="T132">Condition</text:span><text:span text:style-name="T133">()</text:span></text:p>
      <text:p text:style-name="P134"/>
      <text:p text:style-name="P135"><text:span text:style-name="T136"><text:s text:c="4"/>def<text:s/></text:span><text:span text:style-name="T137">write</text:span><text:span text:style-name="T138">(</text:span><text:span text:style-name="T139">self</text:span><text:span text:style-name="T140">,</text:span><text:span text:style-name="T141"><text:s/>buf</text:span><text:span text:style-name="T142">):</text:span></text:p>
      <text:p text:style-name="P143"><text:span text:style-name="T144"><text:s text:c="8"/></text:span><text:span text:style-name="T145">if</text:span><text:span text:style-name="T146"><text:s/>buf</text:span><text:span text:style-name="T147">.</text:span><text:span text:style-name="T148">startswith</text:span><text:span text:style-name="T149">(</text:span><text:span text:style-name="T150">b</text:span><text:span text:style-name="T151">'\xff\xd8'</text:span><text:span text:style-name="T152">):</text:span></text:p>
      <text:p text:style-name="P153"><text:span text:style-name="T154"><text:s text:c="12"/></text:span><text:span text:style-name="T155"># New frame, copy the existing buffer's content and notify all</text:span></text:p>
      <text:p text:style-name="P156"><text:span text:style-name="T157"><text:s text:c="12"/></text:span><text:span text:style-name="T158"># clients it's available</text:span></text:p>
      <text:p text:style-name="P159"><text:span text:style-name="T160"><text:s text:c="12"/>self</text:span><text:span text:style-name="T161">.</text:span><text:span text:style-name="T162">buffer</text:span><text:span text:style-name="T163">.</text:span><text:span text:style-name="T164">truncate</text:span><text:span text:style-name="T165">()</text:span></text:p>
      <text:p text:style-name="P166"><text:span text:style-name="T167"><text:s text:c="12"/>with self</text:span><text:span text:style-name="T168">.</text:span><text:span text:style-name="T169">condition</text:span><text:span text:style-name="T170">:</text:span></text:p>
      <text:p text:style-name="P171"><text:span text:style-name="T172"><text:s text:c="16"/>self</text:span><text:span text:style-name="T173">.</text:span><text:span text:style-name="T174">frame<text:s/></text:span><text:span text:style-name="T175">=</text:span><text:span text:style-name="T176"><text:s/>self</text:span><text:span text:style-name="T177">.</text:span><text:span text:style-name="T178">buffer</text:span><text:span text:style-name="T179">.</text:span><text:span text:style-name="T180">getvalue</text:span><text:span text:style-name="T181">()</text:span></text:p>
      <text:soft-page-break/>
      <text:p text:style-name="P182"><text:span text:style-name="T183"><text:s text:c="16"/>self</text:span><text:span text:style-name="T184">.</text:span><text:span text:style-name="T185">con</text:span><text:span text:style-name="T186">dition</text:span><text:span text:style-name="T187">.</text:span><text:span text:style-name="T188">notify_all</text:span><text:span text:style-name="T189">()</text:span></text:p>
      <text:p text:style-name="P190"><text:span text:style-name="T191"><text:s text:c="12"/>self</text:span><text:span text:style-name="T192">.</text:span><text:span text:style-name="T193">buffer</text:span><text:span text:style-name="T194">.</text:span><text:span text:style-name="T195">seek</text:span><text:span text:style-name="T196">(</text:span><text:span text:style-name="T197">0</text:span><text:span text:style-name="T198">)</text:span></text:p>
      <text:p text:style-name="P199"><text:span text:style-name="T200"><text:s text:c="8"/></text:span><text:span text:style-name="T201">return</text:span><text:span text:style-name="T202"><text:s/>self</text:span><text:span text:style-name="T203">.</text:span><text:span text:style-name="T204">buffer</text:span><text:span text:style-name="T205">.</text:span><text:span text:style-name="T206">write</text:span><text:span text:style-name="T207">(</text:span><text:span text:style-name="T208">buf</text:span><text:span text:style-name="T209">)</text:span></text:p>
      <text:p text:style-name="P210"/>
      <text:p text:style-name="P211"><text:span text:style-name="T212">class<text:s/></text:span><text:span text:style-name="T213">StreamingHandler</text:span><text:span text:style-name="T214">(</text:span><text:span text:style-name="T215">server</text:span><text:span text:style-name="T216">.</text:span><text:span text:style-name="T217">BaseHTTPRequestHandler</text:span><text:span text:style-name="T218">):</text:span></text:p>
      <text:p text:style-name="P219"><text:span text:style-name="T220"><text:s text:c="4"/>def<text:s/></text:span><text:span text:style-name="T221">do_GET</text:span><text:span text:style-name="T222">(</text:span><text:span text:style-name="T223">self</text:span><text:span text:style-name="T224">):</text:span></text:p>
      <text:p text:style-name="P225"><text:span text:style-name="T226"><text:s text:c="8"/></text:span><text:span text:style-name="T227">if</text:span><text:span text:style-name="T228"><text:s/>self</text:span><text:span text:style-name="T229">.</text:span><text:span text:style-name="T230">path<text:s/></text:span><text:span text:style-name="T231">==</text:span><text:span text:style-name="T232"><text:s/></text:span><text:span text:style-name="T233">'/'</text:span><text:span text:style-name="T234">:</text:span></text:p>
      <text:p text:style-name="P235"><text:span text:style-name="T236"><text:s text:c="12"/>self</text:span><text:span text:style-name="T237">.</text:span><text:span text:style-name="T238">send_response</text:span><text:span text:style-name="T239">(</text:span><text:span text:style-name="T240">301</text:span><text:span text:style-name="T241">)</text:span></text:p>
      <text:p text:style-name="P242"><text:span text:style-name="T243"><text:s text:c="12"/>self</text:span><text:span text:style-name="T244">.</text:span><text:span text:style-name="T245">send_header</text:span><text:span text:style-name="T246">(</text:span><text:span text:style-name="T247">'Location'</text:span><text:span text:style-name="T248">,</text:span><text:span text:style-name="T249"><text:s/></text:span><text:span text:style-name="T250">'/index.html'</text:span><text:span text:style-name="T251">)</text:span></text:p>
      <text:p text:style-name="P252"><text:span text:style-name="T253"><text:s text:c="12"/>self</text:span><text:span text:style-name="T254">.</text:span><text:span text:style-name="T255">end_headers</text:span><text:span text:style-name="T256">()</text:span></text:p>
      <text:p text:style-name="P257"><text:span text:style-name="T258"><text:s text:c="8"/>elif self</text:span><text:span text:style-name="T259">.</text:span><text:span text:style-name="T260">path<text:s/></text:span><text:span text:style-name="T261">==</text:span><text:span text:style-name="T262"><text:s/></text:span><text:span text:style-name="T263">'/index.html'</text:span><text:span text:style-name="T264">:</text:span></text:p>
      <text:p text:style-name="P265"><text:span text:style-name="T266"><text:s text:c="12"/>content<text:s/></text:span><text:span text:style-name="T267">=</text:span><text:span text:style-name="T268"><text:s/>PAGE</text:span><text:span text:style-name="T269">.</text:span><text:span text:style-name="T270">encode</text:span><text:span text:style-name="T271">(</text:span><text:span text:style-name="T272">'utf-8'</text:span><text:span text:style-name="T273">)</text:span></text:p>
      <text:p text:style-name="P274"><text:span text:style-name="T275"><text:s text:c="12"/>self</text:span><text:span text:style-name="T276">.</text:span><text:span text:style-name="T277">send_response</text:span><text:span text:style-name="T278">(</text:span><text:span text:style-name="T279">200</text:span><text:span text:style-name="T280">)</text:span></text:p>
      <text:p text:style-name="P281"><text:span text:style-name="T282"><text:s text:c="12"/>self</text:span><text:span text:style-name="T283">.</text:span><text:span text:style-name="T284">send_header</text:span><text:span text:style-name="T285">(</text:span><text:span text:style-name="T286">'Content-Type'</text:span><text:span text:style-name="T287">,</text:span><text:span text:style-name="T288"><text:s/></text:span><text:span text:style-name="T289">'tex</text:span><text:span text:style-name="T290">t/html'</text:span><text:span text:style-name="T291">)</text:span></text:p>
      <text:p text:style-name="P292"><text:span text:style-name="T293"><text:s text:c="12"/>self</text:span><text:span text:style-name="T294">.</text:span><text:span text:style-name="T295">send_header</text:span><text:span text:style-name="T296">(</text:span><text:span text:style-name="T297">'Content-Length'</text:span><text:span text:style-name="T298">,</text:span><text:span text:style-name="T299"><text:s/></text:span><text:span text:style-name="T300">len</text:span><text:span text:style-name="T301">(</text:span><text:span text:style-name="T302">content</text:span><text:span text:style-name="T303">))</text:span></text:p>
      <text:p text:style-name="P304"><text:span text:style-name="T305"><text:s text:c="12"/>self</text:span><text:span text:style-name="T306">.</text:span><text:span text:style-name="T307">end_headers</text:span><text:span text:style-name="T308">()</text:span></text:p>
      <text:p text:style-name="P309"><text:span text:style-name="T310"><text:s text:c="12"/>self</text:span><text:span text:style-name="T311">.</text:span><text:span text:style-name="T312">wfile</text:span><text:span text:style-name="T313">.</text:span><text:span text:style-name="T314">write</text:span><text:span text:style-name="T315">(</text:span><text:span text:style-name="T316">content</text:span><text:span text:style-name="T317">)</text:span></text:p>
      <text:p text:style-name="P318"><text:span text:style-name="T319"><text:s text:c="8"/>elif self</text:span><text:span text:style-name="T320">.</text:span><text:span text:style-name="T321">path<text:s/></text:span><text:span text:style-name="T322">==</text:span><text:span text:style-name="T323"><text:s/></text:span><text:span text:style-name="T324">'/stream.mjpg'</text:span><text:span text:style-name="T325">:</text:span></text:p>
      <text:p text:style-name="P326"><text:span text:style-name="T327"><text:s text:c="12"/>self</text:span><text:span text:style-name="T328">.</text:span><text:span text:style-name="T329">send_response</text:span><text:span text:style-name="T330">(</text:span><text:span text:style-name="T331">200</text:span><text:span text:style-name="T332">)</text:span></text:p>
      <text:p text:style-name="P333"><text:span text:style-name="T334"><text:s text:c="12"/>self</text:span><text:span text:style-name="T335">.</text:span><text:span text:style-name="T336">send_header</text:span><text:span text:style-name="T337">(</text:span><text:span text:style-name="T338">'Age'</text:span><text:span text:style-name="T339">,</text:span><text:span text:style-name="T340"><text:s/></text:span><text:span text:style-name="T341">0</text:span><text:span text:style-name="T342">)</text:span></text:p>
      <text:p text:style-name="P343"><text:span text:style-name="T344"><text:s text:c="12"/>self</text:span><text:span text:style-name="T345">.</text:span><text:span text:style-name="T346">send_header</text:span><text:span text:style-name="T347">(</text:span><text:span text:style-name="T348">'Cache-Control'</text:span><text:span text:style-name="T349">,</text:span><text:span text:style-name="T350"><text:s/></text:span><text:span text:style-name="T351">'no-cache, private'</text:span><text:span text:style-name="T352">)</text:span></text:p>
      <text:p text:style-name="P353"><text:span text:style-name="T354"><text:s text:c="12"/>self</text:span><text:span text:style-name="T355">.</text:span><text:span text:style-name="T356">send_header</text:span><text:span text:style-name="T357">(</text:span><text:span text:style-name="T358">'Pragma'</text:span><text:span text:style-name="T359">,</text:span><text:span text:style-name="T360"><text:s/></text:span><text:span text:style-name="T361">'no-cache'</text:span><text:span text:style-name="T362">)</text:span></text:p>
      <text:p text:style-name="P363"><text:span text:style-name="T364"><text:s text:c="12"/>self</text:span><text:span text:style-name="T365">.</text:span><text:span text:style-name="T366">send_header</text:span><text:span text:style-name="T367">(</text:span><text:span text:style-name="T368">'Content-Type'</text:span><text:span text:style-name="T369">,</text:span><text:span text:style-name="T370"><text:s/></text:span><text:span text:style-name="T371">'multipart/x-mixed-replace; boundary=FRAME'</text:span><text:span text:style-name="T372">)</text:span></text:p>
      <text:p text:style-name="P373"><text:span text:style-name="T374"><text:s text:c="12"/>self</text:span><text:span text:style-name="T375">.</text:span><text:span text:style-name="T376">end_headers</text:span><text:span text:style-name="T377">()</text:span></text:p>
      <text:p text:style-name="P378"><text:span text:style-name="T379"><text:s text:c="12"/>try</text:span><text:span text:style-name="T380">:</text:span></text:p>
      <text:p text:style-name="P381"><text:span text:style-name="T382"><text:s text:c="16"/></text:span><text:span text:style-name="T383">while</text:span><text:span text:style-name="T384"><text:s/>True</text:span><text:span text:style-name="T385">:</text:span></text:p>
      <text:p text:style-name="P386"><text:span text:style-name="T387"><text:s text:c="20"/>with output</text:span><text:span text:style-name="T388">.</text:span><text:span text:style-name="T389">condition</text:span><text:span text:style-name="T390">:</text:span></text:p>
      <text:p text:style-name="P391"><text:span text:style-name="T392"><text:s text:c="24"/>output</text:span><text:span text:style-name="T393">.</text:span><text:span text:style-name="T394">condition</text:span><text:span text:style-name="T395">.</text:span><text:span text:style-name="T396">wait</text:span><text:span text:style-name="T397">()</text:span></text:p>
      <text:p text:style-name="P398"><text:span text:style-name="T399"><text:s text:c="24"/>frame<text:s/></text:span><text:span text:style-name="T400">=</text:span><text:span text:style-name="T401"><text:s/>output</text:span><text:span text:style-name="T402">.</text:span><text:span text:style-name="T403">frame</text:span></text:p>
      <text:p text:style-name="P404"><text:span text:style-name="T405"><text:s text:c="20"/>self</text:span><text:span text:style-name="T406">.</text:span><text:span text:style-name="T407">wfile</text:span><text:span text:style-name="T408">.</text:span><text:span text:style-name="T409">write</text:span><text:span text:style-name="T410">(</text:span><text:span text:style-name="T411">b</text:span><text:span text:style-name="T412">'--FRAME\r\n'</text:span><text:span text:style-name="T413">)</text:span></text:p>
      <text:p text:style-name="P414"><text:span text:style-name="T415"><text:s text:c="20"/>self</text:span><text:span text:style-name="T416">.</text:span><text:span text:style-name="T417">send_header</text:span><text:span text:style-name="T418">(</text:span><text:span text:style-name="T419">'Content-Type'</text:span><text:span text:style-name="T420">,</text:span><text:span text:style-name="T421"><text:s/></text:span><text:span text:style-name="T422">'image/jpeg'</text:span><text:span text:style-name="T423">)</text:span></text:p>
      <text:p text:style-name="P424"><text:span text:style-name="T425"><text:s text:c="20"/>self</text:span><text:span text:style-name="T426">.</text:span><text:span text:style-name="T427">send_header</text:span><text:span text:style-name="T428">(</text:span><text:span text:style-name="T429">'Content-Length'</text:span><text:span text:style-name="T430">,</text:span><text:span text:style-name="T431"><text:s/></text:span><text:span text:style-name="T432">len</text:span><text:span text:style-name="T433">(</text:span><text:span text:style-name="T434">frame</text:span><text:span text:style-name="T435">))</text:span></text:p>
      <text:p text:style-name="P436"><text:span text:style-name="T437"><text:s text:c="20"/>self</text:span><text:span text:style-name="T438">.</text:span><text:span text:style-name="T439">end_headers</text:span><text:span text:style-name="T440">()</text:span></text:p>
      <text:p text:style-name="P441"><text:span text:style-name="T442"><text:s text:c="20"/>self</text:span><text:span text:style-name="T443">.</text:span><text:span text:style-name="T444">wfile</text:span><text:span text:style-name="T445">.</text:span><text:span text:style-name="T446">write</text:span><text:span text:style-name="T447">(</text:span><text:span text:style-name="T448">frame</text:span><text:span text:style-name="T449">)</text:span></text:p>
      <text:p text:style-name="P450"><text:span text:style-name="T451"><text:s text:c="20"/>self</text:span><text:span text:style-name="T452">.</text:span><text:span text:style-name="T453">wfile</text:span><text:span text:style-name="T454">.</text:span><text:span text:style-name="T455">write</text:span><text:span text:style-name="T456">(</text:span><text:span text:style-name="T457">b</text:span><text:span text:style-name="T458">'</text:span><text:span text:style-name="T459">\r\n'</text:span><text:span text:style-name="T460">)</text:span></text:p>
      <text:p text:style-name="P461"><text:span text:style-name="T462"><text:s text:c="12"/>except Exception as e</text:span><text:span text:style-name="T463">:</text:span></text:p>
      <text:p text:style-name="P464"><text:span text:style-name="T465"><text:s text:c="16"/>logging</text:span><text:span text:style-name="T466">.</text:span><text:span text:style-name="T467">warning</text:span><text:span text:style-name="T468">(</text:span></text:p>
      <text:p text:style-name="P469"><text:span text:style-name="T470"><text:s text:c="20"/></text:span><text:span text:style-name="T471">'Removed streaming client %s: %s'</text:span><text:span text:style-name="T472">,</text:span></text:p>
      <text:p text:style-name="P473"><text:span text:style-name="T474"><text:s text:c="20"/>self</text:span><text:span text:style-name="T475">.</text:span><text:span text:style-name="T476">client_address</text:span><text:span text:style-name="T477">,</text:span><text:span text:style-name="T478"><text:s/></text:span><text:span text:style-name="T479">str</text:span><text:span text:style-name="T480">(</text:span><text:span text:style-name="T481">e</text:span><text:span text:style-name="T482">))</text:span></text:p>
      <text:p text:style-name="P483"><text:span text:style-name="T484"><text:s text:c="8"/></text:span><text:span text:style-name="T485">else</text:span><text:span text:style-name="T486">:</text:span></text:p>
      <text:p text:style-name="P487"><text:span text:style-name="T488"><text:s text:c="12"/>self</text:span><text:span text:style-name="T489">.</text:span><text:span text:style-name="T490">send_error</text:span><text:span text:style-name="T491">(</text:span><text:span text:style-name="T492">404</text:span><text:span text:style-name="T493">)</text:span></text:p>
      <text:p text:style-name="P494"><text:span text:style-name="T495"><text:s text:c="12"/>self</text:span><text:span text:style-name="T496">.</text:span><text:span text:style-name="T497">end_headers</text:span><text:span text:style-name="T498">()</text:span></text:p>
      <text:p text:style-name="P499"/>
      <text:p text:style-name="P500"><text:span text:style-name="T501">class<text:s/></text:span><text:span text:style-name="T502">StreamingServer</text:span><text:span text:style-name="T503">(</text:span><text:span text:style-name="T504">socketserver</text:span><text:span text:style-name="T505">.</text:span><text:span text:style-name="T506">ThreadingMixIn</text:span><text:span text:style-name="T507">,</text:span><text:span text:style-name="T508"><text:s/>server</text:span><text:span text:style-name="T509">.</text:span><text:span text:style-name="T510">HTTPServer</text:span><text:span text:style-name="T511">):</text:span></text:p>
      <text:p text:style-name="P512"><text:span text:style-name="T513"><text:s text:c="4"/>allow_reuse_address<text:s/></text:span><text:span text:style-name="T514">=</text:span><text:span text:style-name="T515"><text:s/>True</text:span></text:p>
      <text:p text:style-name="P516"><text:span text:style-name="T517"><text:s text:c="4"/>daemon_threads<text:s/></text:span><text:span text:style-name="T518">=</text:span><text:span text:style-name="T519"><text:s/>True</text:span></text:p>
      <text:p text:style-name="P520"/>
      <text:p text:style-name="P521"><text:span text:style-name="T522">with picamera</text:span><text:span text:style-name="T523">.</text:span><text:span text:style-name="T524">PiCamera</text:span><text:span text:style-name="T525">(</text:span><text:span text:style-name="T526">resolution</text:span><text:span text:style-name="T527">=</text:span><text:span text:style-name="T528">'640x480'</text:span><text:span text:style-name="T529">,</text:span><text:span text:style-name="T530"><text:s/>framerate</text:span><text:span text:style-name="T531">=</text:span><text:span text:style-name="T532">24</text:span><text:span text:style-name="T533">)</text:span><text:span text:style-name="T534"><text:s/>as camera</text:span><text:span text:style-name="T535">:</text:span></text:p>
      <text:p text:style-name="P536"><text:span text:style-name="T537"><text:s text:c="4"/>output<text:s/></text:span><text:span text:style-name="T538">=</text:span><text:span text:style-name="T539"><text:s/></text:span><text:span text:style-name="T540">StreamingOutput</text:span><text:span text:style-name="T541">()</text:span></text:p>
      <text:soft-page-break/>
      <text:p text:style-name="P542"><text:span text:style-name="T543"><text:s text:c="4"/></text:span><text:span text:style-name="T544">#Uncomment the next line to change your Pi's Camera rotation (in degrees)</text:span></text:p>
      <text:p text:style-name="P545"><text:span text:style-name="T546"><text:s text:c="4"/></text:span><text:span text:style-name="T547">#camera.rotation = 90</text:span></text:p>
      <text:p text:style-name="P548"><text:span text:style-name="T549"><text:s text:c="4"/>camera</text:span><text:span text:style-name="T550">.</text:span><text:span text:style-name="T551">start_recording</text:span><text:span text:style-name="T552">(</text:span><text:span text:style-name="T553">output</text:span><text:span text:style-name="T554">,</text:span><text:span text:style-name="T555"><text:s/>format</text:span><text:span text:style-name="T556">=</text:span><text:span text:style-name="T557">'mjpeg'</text:span><text:span text:style-name="T558">)</text:span></text:p>
      <text:p text:style-name="P559"><text:span text:style-name="T560"><text:s text:c="4"/>try</text:span><text:span text:style-name="T561">:</text:span></text:p>
      <text:p text:style-name="P562"><text:span text:style-name="T563"><text:s text:c="8"/>address<text:s/></text:span><text:span text:style-name="T564">=</text:span><text:span text:style-name="T565"><text:s/></text:span><text:span text:style-name="T566">(</text:span><text:span text:style-name="T567">''</text:span><text:span text:style-name="T568">,</text:span><text:span text:style-name="T569"><text:s/></text:span><text:span text:style-name="T570">8000</text:span><text:span text:style-name="T571">)</text:span></text:p>
      <text:p text:style-name="P572"><text:span text:style-name="T573"><text:s text:c="8"/>server<text:s/></text:span><text:span text:style-name="T574">=</text:span><text:span text:style-name="T575"><text:s/></text:span><text:span text:style-name="T576">StreamingServer</text:span><text:span text:style-name="T577">(</text:span><text:span text:style-name="T578">address</text:span><text:span text:style-name="T579">,</text:span><text:span text:style-name="T580"><text:s/>StreamingHandler</text:span><text:span text:style-name="T581">)</text:span></text:p>
      <text:p text:style-name="P582"><text:span text:style-name="T583"><text:s text:c="8"/>server</text:span><text:span text:style-name="T584">.</text:span><text:span text:style-name="T585">serve_forever</text:span><text:span text:style-name="T586">()</text:span></text:p>
      <text:p text:style-name="P587"><text:span text:style-name="T588"><text:s text:c="4"/>finally</text:span><text:span text:style-name="T589">:</text:span></text:p>
      <text:p text:style-name="P590"><text:span text:style-name="T591"><text:s text:c="8"/>camera</text:span><text:span text:style-name="T592">.</text:span><text:span text:style-name="T593">stop_recording</text:span><text:span text:style-name="T594">()</text:span></text:p>
      <text:p text:style-name="Normal"/>
      <text:p text:style-name="Normal"/>
      <text:p text:style-name="Normal"/>
      <text:p text:style-name="Normal"/>
      <text:p text:style-name="P595"><text:span text:style-name="T596">video</text:span><text:a xlink:href="https://www.iana.org/assignments/media-types/media-types.xhtml#video" office:target-frame-name="_top" xlink:show="replace"><text:span text:style-name="T597">List at IANA</text:span></text:a></text:p>
      <text:p text:style-name="P598"><text:span text:style-name="T599">Video data or files, such as MP4 movies (</text:span><text:span text:style-name="T600">video/mp4</text:span><text:span text:style-name="T601">).</text:span></text:p>
      <text:p text:style-name="Normal"><text:a xlink:href="https://developer.mozilla.org/en-US/docs/Web/HTTP/Basics_of_HTTP/MIME_types" office:target-frame-name="_top" xlink:show="replace"><text:span text:style-name="T602">https://devel</text:span><text:span text:style-name="T603">oper.mozilla.org/en-US/docs/Web/HTTP/Basics_of_HTTP/MIME_types</text:span></text:a></text:p>
      <text:p text:style-name="Normal"/>
      <text:p text:style-name="P604"><text:span text:style-name="T605">image</text:span><text:a xlink:href="https://www.iana.org/assignments/media-types/media-types.xhtml#image" office:target-frame-name="_top" xlink:show="replace"><text:span text:style-name="T606">List at IANA</text:span></text:a></text:p>
      <text:p text:style-name="P607"><text:span text:style-name="T608">Image or graphical data including both bitmap and vector still images as well as animate</text:span><text:span text:style-name="T609">d versions of still image formats such as animated </text:span><text:a office:title="GIF: GIF (Graphics Interchange Format) is an image format that uses lossless compression and can be used for animations. A GIF uses up to 8 bits per pixel and a maximum of 256 colors from the 24-bit color space." xlink:href="https://developer.mozilla.org/en-US/docs/Glossary/GIF" office:target-frame-name="_top" xlink:show="replace"><text:span text:style-name="T610">GIF</text:span></text:a><text:span text:style-name="T611"> or APNG. Common examples are </text:span><text:span text:style-name="T612">image/jpeg</text:span><text:span text:style-name="T613">, </text:span><text:span text:style-name="T614">image/png</text:span><text:span text:style-name="T615">, and </text:span><text:span text:style-name="T616">image/svg+xml</text:span><text:span text:style-name="T617">.</text:span></text:p>
      <text:p text:style-name="Normal"/>
      <text:p text:style-name="Normal"/>
      <text:p text:style-name="Normal"/>
      <text:p text:style-name="Normal">Cgi</text:p>
      <text:p text:style-name="Normal"><text:a xlink:href="https://fileinfo.com/extension/cgi" office:target-frame-name="_top" xlink:show="replace"><text:span text:style-name="T618">https://fileinfo.com/extension/cgi</text:span></text:a></text:p>
      <text:p text:style-name="Normal"><text:a xlink:href="http://www.civrays.com/myrobot/news/pythoncgi" office:target-frame-name="_top" xlink:show="replace"><text:span text:style-name="T619">htt</text:span><text:a xlink:href="http://raspberrywebserver.com/cgiscripting/writing-cgi-scripts-in-python.html" office:target-frame-name="_top" xlink:show="replace"><text:span text:style-name="T620">http://raspberrywebserver.com/cgiscripting/writing-cgi-scripts-in-python.html</text:span></text:a><text:span text:style-name="T621">p://www.civrays.com/myrobot/news/pythoncgi</text:span></text:a></text:p>
      <text:p text:style-name="Normal"/>
      <text:p text:style-name="Normal">Flask</text:p>
      <text:p text:style-name="Normal"><text:a xlink:href="https://www.raspberrypi.org/forums/viewtopic.php?t=217312" office:target-frame-name="_top" xlink:show="replace"><text:span text:style-name="T622">https://www.raspberrypi.org/forums/viewtopic.php?t=217312</text:span></text:a></text:p>
      <text:p text:style-name="Normal"><text:a xlink:href="https://www.bogotobogo.com/python/Flask/Python_Flask_HelloWorld_App_with_Apache_WSGI_Ubuntu14.php" office:target-frame-name="_top" xlink:show="replace"><text:span text:style-name="T623">https://www.bogotobogo.com/python/Flask/Python_Flask_HelloWorld_App_with_Apache_WSGI_Ubuntu14.php</text:span></text:a></text:p>
      <text:p text:style-name="Normal">node.js</text:p>
      <text:p text:style-name="Normal"><text:a xlink:href="https://www.instructables.com/id/Install-Nodejs-and-Npm-on-Raspberry-Pi/" office:target-frame-name="_top" xlink:show="replace"><text:span text:style-name="T624">https://www.instructables.com/id/Install-Nodejs-and-Npm-on-Raspberry-Pi/</text:span></text:a></text:p>
      <text:p text:style-name="Normal">openCv</text:p>
      <text:p text:style-name="Normal"><text:a xlink:href="https://www.pyimagesearch.com/2019/09/02/opencv-stream-video-to-web-browser-html-page/" office:target-frame-name="_top" xlink:show="replace"><text:span text:style-name="T625">https://www.pyimagesearch.com/2019/09/02/opencv-stream-video-to-web-browser-html-page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LAWLESS - STUDENT </meta:initial-creator>
    <dc:creator>JOHN LAWLESS - STUDENT</dc:creator>
    <meta:creation-date>2020-01-27T09:26:00Z</meta:creation-date>
    <dc:date>2020-01-30T18:03:00Z</dc:date>
    <meta:template xlink:href="Normal" xlink:type="simple"/>
    <meta:editing-cycles>4</meta:editing-cycles>
    <meta:editing-duration>PT8520S</meta:editing-duration>
    <meta:document-statistic meta:page-count="3" meta:paragraph-count="11" meta:word-count="863" meta:character-count="5772" meta:row-count="41" meta:non-whitespace-character-count="4920"/>
  </office:meta>
</office:document-meta>
</file>